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Pixeltype" svg:font-family="Pixeltype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fi" style:country-asian="FI"/>
    </style:style>
    <style:style style:name="P3" style:parent-style-name="Normal" style:family="paragraph">
      <style:paragraph-properties fo:text-align="center" fo:margin-top="0.0833in"/>
      <style:text-properties style:font-name="Pixeltype" style:font-name-asian="Times New Roman" style:font-name-complex="Times New Roman" fo:color="#FFFFFF" fo:font-size="90pt" style:font-size-asian="90pt" style:font-size-complex="14pt" fo:language="en" fo:country="US"/>
    </style:style>
    <style:style style:name="P4" style:parent-style-name="Normal" style:family="paragraph">
      <style:paragraph-properties fo:line-height="100%"/>
      <style:text-properties style:font-name="Pixeltype" fo:text-transform="uppercase" fo:color="#000000" fo:font-size="48pt" style:font-size-asian="48pt" style:font-size-complex="24pt"/>
    </style:style>
    <style:style style:name="TableColumn6" style:family="table-column">
      <style:table-column-properties style:column-width="2.7562in" style:use-optimal-column-width="false"/>
    </style:style>
    <style:style style:name="TableColumn7" style:family="table-column">
      <style:table-column-properties style:column-width="3.6423in" style:use-optimal-column-width="false"/>
    </style:style>
    <style:style style:name="Table5" style:family="table">
      <style:table-properties style:width="6.3986in" fo:margin-left="0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TableRow13" style:family="table-row">
      <style:table-row-properties style:min-row-height="0.2083in" style:use-optimal-row-height="false"/>
    </style:style>
    <style:style style:name="TableCell14" style:family="table-cell">
      <style:table-cell-properties fo:border="none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TableRow18" style:family="table-row">
      <style:table-row-properties style:min-row-height="0.2083in" style:use-optimal-row-height="false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TableRow23" style:family="table-row">
      <style:table-row-properties style:min-row-height="0.2083in"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Pixeltype" fo:text-transform="uppercase" fo:color="#000000" fo:font-size="48pt" style:font-size-asian="48pt" style:font-size-complex="24pt" fo:language="en" fo:country="US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Pixeltype" fo:text-transform="uppercase" fo:color="#000000" fo:font-size="48pt" style:font-size-asian="48pt" style:font-size-complex="24pt" fo:language="en" fo:country="US"/>
    </style:style>
    <style:style style:name="P28" style:parent-style-name="Normal" style:family="paragraph">
      <style:paragraph-properties fo:line-height="100%"/>
      <style:text-properties style:font-name="Cambria" fo:text-transform="uppercase" fo:color="#000000" fo:font-size="48pt" style:font-size-asian="48pt" style:font-size-complex="24pt" fo:language="en" fo:country="US" style:language-asian="ja" style:country-asian="JP"/>
    </style:style>
    <style:style style:name="T29" style:parent-style-name="DefaultParagraphFont" style:family="text">
      <style:text-properties style:language-asian="fi" style:country-asian="FI"/>
    </style:style>
    <style:style style:name="P30" style:parent-style-name="Normal" style:family="paragraph">
      <style:paragraph-properties fo:text-align="center"/>
      <style:text-properties style:font-name="Pixeltype" style:font-name-asian="Times New Roman" style:font-name-complex="Times New Roman" fo:color="#FFFFFF" fo:font-size="72pt" style:font-size-asian="72pt" style:font-size-complex="14pt" fo:language="en" fo:country="US"/>
    </style:style>
    <style:style style:name="P31" style:parent-style-name="Normal" style:family="paragraph">
      <style:paragraph-properties fo:line-height="100%"/>
      <style:text-properties style:font-name="Pixeltype" fo:text-transform="uppercase" fo:color="#000000" fo:font-size="24pt" style:font-size-asian="24pt" style:font-size-complex="24pt"/>
    </style:style>
    <style:style style:name="TableColumn33" style:family="table-column">
      <style:table-column-properties style:column-width="2.1659in"/>
    </style:style>
    <style:style style:name="TableColumn34" style:family="table-column">
      <style:table-column-properties style:column-width="2.8548in"/>
    </style:style>
    <style:style style:name="Table32" style:family="table">
      <style:table-properties style:width="5.0208in" fo:margin-left="0in" table:align="left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P38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P41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TableRow42" style:family="table-row">
      <style:table-row-properties style:min-row-height="0.2083in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TableRow52" style:family="table-row">
      <style:table-row-properties style:min-row-height="0.2083in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Pixeltype" fo:text-transform="uppercase" fo:color="#000000" fo:font-size="36pt" style:font-size-asian="36pt" style:font-size-complex="24pt" fo:language="en" fo:country="US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="Pixeltype" fo:text-transform="uppercase" fo:color="#000000" fo:font-size="36pt" style:font-size-asian="36pt" style:font-size-complex="24pt" fo:language="en" fo:country="US"/>
    </style:style>
    <style:style style:name="P57" style:parent-style-name="Normal" style:family="paragraph">
      <style:paragraph-properties fo:line-height="100%"/>
      <style:text-properties style:font-name="Cambria" fo:text-transform="uppercase" fo:color="#000000" fo:font-size="24pt" style:font-size-asian="24pt" style:font-size-complex="24pt" fo:language="en" fo:country="US" style:language-asian="ja" style:country-asian="JP"/>
    </style:style>
    <style:style style:name="T58" style:parent-style-name="DefaultParagraphFont" style:family="text">
      <style:text-properties style:language-asian="fi" style:country-asian="FI"/>
    </style:style>
    <style:style style:name="P59" style:parent-style-name="Normal" style:family="paragraph">
      <style:paragraph-properties fo:text-align="center"/>
      <style:text-properties style:font-name="Pixeltype" style:font-name-asian="Times New Roman" style:font-name-complex="Times New Roman" fo:color="#FFFFFF" fo:font-size="28pt" style:font-size-asian="28pt" style:font-size-complex="14pt" fo:language="en" fo:country="US"/>
    </style:style>
    <style:style style:name="P60" style:parent-style-name="Normal" style:family="paragraph">
      <style:paragraph-properties fo:line-height="100%"/>
      <style:text-properties style:font-name="Pixeltype" fo:text-transform="uppercase" fo:color="#000000" fo:font-size="24pt" style:font-size-asian="24pt" style:font-size-complex="24pt"/>
    </style:style>
    <style:style style:name="TableColumn62" style:family="table-column">
      <style:table-column-properties style:column-width="1.5715in"/>
    </style:style>
    <style:style style:name="TableColumn63" style:family="table-column">
      <style:table-column-properties style:column-width="2.0756in"/>
    </style:style>
    <style:style style:name="Table61" style:family="table">
      <style:table-properties style:width="3.6472in" fo:margin-left="0in" table:align="left"/>
    </style:style>
    <style:style style:name="TableRow64" style:family="table-row">
      <style:table-row-properties style:min-row-height="0.2083in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TableRow69" style:family="table-row">
      <style:table-row-properties style:min-row-height="0.2083in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TableRow74" style:family="table-row">
      <style:table-row-properties style:min-row-height="0.2083in"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TableRow79" style:family="table-row">
      <style:table-row-properties style:min-row-height="0.2083in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Pixeltype" fo:text-transform="uppercase" fo:color="#000000" fo:font-size="24pt" style:font-size-asian="24pt" style:font-size-complex="24pt" fo:language="en" fo:country="US"/>
    </style:style>
    <style:style style:name="TableCell82" style:family="table-cell">
      <style:table-cell-properties fo:border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="Pixeltype" fo:text-transform="uppercase" fo:color="#000000" fo:font-size="24pt" style:font-size-asian="24pt" style:font-size-complex="24pt" fo:language="en" fo:country="US"/>
    </style:style>
    <style:style style:name="P84" style:parent-style-name="Normal" style:family="paragraph">
      <style:paragraph-properties fo:line-height="100%"/>
      <style:text-properties style:font-name="Cambria" fo:text-transform="uppercase" fo:color="#000000" fo:font-size="24pt" style:font-size-asian="24pt" style:font-size-complex="24pt" fo:language="en" fo:country="US" style:language-asian="ja" style:country-asian="J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padding-top="0.1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padding-top="0.1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parallel" style:wrap-contour="false" style:horizontal-rel="page-content" style:vertical-rel="page-content" style:horizontal-pos="left" style:vertical-pos="from-top"/>
    </style:style>
    <style:style style:family="graphic" style:name="a2">
      <style:graphic-properties style:wrap="parallel" style:wrap-contour="false" style:horizontal-rel="page-content" style:vertical-rel="page-content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padding-top="0.1in" fo:padding-bottom="0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parallel" style:wrap-contour="false" style:horizontal-rel="page-content" style:vertical-rel="page-content" style:horizontal-pos="left" style:vertical-pos="top"/>
    </style:style>
  </office:automatic-styles>
  <office:body>
    <office:text text:use-soft-page-breaks="true">
      <text:p text:style-name="P1"><text:span text:style-name="T2"><draw:g draw:z-index="251663360" draw:name="Group 11" draw:id="id2" draw:style-name="a2" text:anchor-type="paragraph"><svg:title/><svg:desc/><draw:custom-shape svg:x="-0.00346in" svg:y="4.92917in" svg:width="6.67221in" svg:height="0.88418in" draw:id="id0" draw:style-name="a0" draw:name="Rectangle 12"><svg:title/><svg:desc/><text:p text:style-name="P3">Instructions</text:p><draw:enhanced-geometry draw:type="non-primitive" svg:viewBox="0 0 21600 21600" draw:enhanced-path="M 0 0 L 21600 0 21600 21600 0 21600 Z N"/></draw:custom-shape><draw:frame draw:id="id1" draw:style-name="a1" draw:name="Text Box 13" svg:x="-0.00972in" svg:y="5.49707in" svg:width="6.58175in" svg:height="3.4321in" style:rel-width="scale" style:rel-height="scale"><draw:text-box><text:p text:style-name="P4"/><table:table table:style-name="Table5"><table:table-columns><table:table-column table:style-name="TableColumn6"/><table:table-column table:style-name="TableColumn7"/></table:table-columns><table:table-row table:style-name="TableRow8"><table:table-cell table:style-name="TableCell9"><text:p text:style-name="P10">VOLUME</text:p></table:table-cell><table:table-cell table:style-name="TableCell11"><text:p text:style-name="P12">SHIFT + Up/DOWN</text:p></table:table-cell></table:table-row><table:table-row table:style-name="TableRow13"><table:table-cell table:style-name="TableCell14"><text:p text:style-name="P15">insert coin</text:p></table:table-cell><table:table-cell table:style-name="TableCell16"><text:p text:style-name="P17">shift + START</text:p></table:table-cell></table:table-row><table:table-row table:style-name="TableRow18"><table:table-cell table:style-name="TableCell19"><text:p text:style-name="P20">QUIT GAME</text:p></table:table-cell><table:table-cell table:style-name="TableCell21"><text:p text:style-name="P22">ESC</text:p></table:table-cell></table:table-row><table:table-row table:style-name="TableRow23"><table:table-cell table:style-name="TableCell24"><text:p text:style-name="P25">Panic reset</text:p></table:table-cell><table:table-cell table:style-name="TableCell26"><text:p text:style-name="P27">shift + esc</text:p></table:table-cell></table:table-row></table:table><text:p text:style-name="P28"/></draw:text-box><svg:title/><svg:desc/></draw:frame></draw:g></text:span><text:span text:style-name="T29"><draw:g draw:z-index="251661312" draw:name="Group 1" draw:id="id5" draw:style-name="a5" text:anchor-type="paragraph"><svg:title/><svg:desc/><draw:custom-shape svg:x="0.00503in" svg:y="0in" svg:width="5.35497in" svg:height="0.62556in" draw:id="id3" draw:style-name="a3" draw:name="Rectangle 2"><svg:title/><svg:desc/><text:p text:style-name="P30">Instructions</text:p><draw:enhanced-geometry draw:type="non-primitive" svg:viewBox="0 0 21600 21600" draw:enhanced-path="M 0 0 L 21600 0 21600 21600 0 21600 Z N"/></draw:custom-shape><draw:frame draw:id="id4" draw:style-name="a4" draw:name="Text Box 3" svg:x="0in" svg:y="0.04325in" svg:width="5.28237in" svg:height="2.78675in" style:rel-width="scale" style:rel-height="scale"><draw:text-box><text:p text:style-name="P31"/><table:table table:style-name="Table32"><table:table-columns><table:table-column table:style-name="TableColumn33"/><table:table-column table:style-name="TableColumn34"/></table:table-columns><table:table-row table:style-name="TableRow35"><table:table-cell table:style-name="TableCell36"><text:p text:style-name="P37"/><text:p text:style-name="P38">VOLUME</text:p></table:table-cell><table:table-cell table:style-name="TableCell39"><text:p text:style-name="P40"/><text:p text:style-name="P41">SHIFT + Up/DOWN</text:p></table:table-cell></table:table-row><table:table-row table:style-name="TableRow42"><table:table-cell table:style-name="TableCell43"><text:p text:style-name="P44">insert coin</text:p></table:table-cell><table:table-cell table:style-name="TableCell45"><text:p text:style-name="P46">shift + START</text:p></table:table-cell></table:table-row><table:table-row table:style-name="TableRow47"><table:table-cell table:style-name="TableCell48"><text:p text:style-name="P49">QUIT GAME</text:p></table:table-cell><table:table-cell table:style-name="TableCell50"><text:p text:style-name="P51">ESC</text:p></table:table-cell></table:table-row><table:table-row table:style-name="TableRow52"><table:table-cell table:style-name="TableCell53"><text:p text:style-name="P54">Panic reset</text:p></table:table-cell><table:table-cell table:style-name="TableCell55"><text:p text:style-name="P56">shift + esc</text:p></table:table-cell></table:table-row></table:table><text:p text:style-name="P57"/></draw:text-box><svg:title/><svg:desc/></draw:frame></draw:g></text:span><text:span text:style-name="T58"><draw:g draw:z-index="251659264" draw:name="Group 198" draw:id="id8" draw:style-name="a8" text:anchor-type="paragraph"><svg:title/><svg:desc/><draw:custom-shape svg:x="0.00368in" svg:y="2.91875in" svg:width="3.91438in" svg:height="0.30102in" draw:id="id6" draw:style-name="a6" draw:name="Rectangle 199"><svg:title/><svg:desc/><text:p text:style-name="P59">Instructions</text:p><draw:enhanced-geometry draw:type="non-primitive" svg:viewBox="0 0 21600 21600" draw:enhanced-path="M 0 0 L 21600 0 21600 21600 0 21600 Z N"/></draw:custom-shape><draw:frame draw:id="id7" draw:style-name="a7" draw:name="Text Box 200" svg:x="0in" svg:y="2.93956in" svg:width="3.86131in" svg:height="1.34099in" style:rel-width="scale" style:rel-height="scale"><draw:text-box><text:p text:style-name="P60"/><table:table table:style-name="Table61"><table:table-columns><table:table-column table:style-name="TableColumn62"/><table:table-column table:style-name="TableColumn63"/></table:table-columns><table:table-row table:style-name="TableRow64"><table:table-cell table:style-name="TableCell65"><text:p text:style-name="P66">VOLUME</text:p></table:table-cell><table:table-cell table:style-name="TableCell67"><text:p text:style-name="P68">SHIFT + Up/DOWN</text:p></table:table-cell></table:table-row><table:table-row table:style-name="TableRow69"><table:table-cell table:style-name="TableCell70"><text:p text:style-name="P71">insert coin</text:p></table:table-cell><table:table-cell table:style-name="TableCell72"><text:p text:style-name="P73">shift + START</text:p></table:table-cell></table:table-row><table:table-row table:style-name="TableRow74"><table:table-cell table:style-name="TableCell75"><text:p text:style-name="P76">QUIT GAME</text:p></table:table-cell><table:table-cell table:style-name="TableCell77"><text:p text:style-name="P78">ESC</text:p></table:table-cell></table:table-row><table:table-row table:style-name="TableRow79"><table:table-cell table:style-name="TableCell80"><text:p text:style-name="P81">Panic reset</text:p></table:table-cell><table:table-cell table:style-name="TableCell82"><text:p text:style-name="P83">shift + esc</text:p></table:table-cell></table:table-row></table:table><text:p text:style-name="P84"/></draw:text-box><svg:title/><svg:desc/></draw:fram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Pixeltype" svg:font-family="Pixeltype" style:font-family-generic="system" style:font-pitch="variable" svg:panose-1="0 0 4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rik Hillner</meta:initial-creator>
    <dc:creator>Henrik Hillner</dc:creator>
    <meta:creation-date>2015-08-16T13:00:00Z</meta:creation-date>
    <dc:date>2015-08-16T14:39:00Z</dc:date>
    <meta:print-date>2015-08-16T13:33:00Z</meta:print-date>
    <meta:template xlink:href="Normal.dotm" xlink:type="simple"/>
    <meta:editing-cycles>1</meta:editing-cycles>
    <meta:editing-duration>PT5400S</meta:editing-duration>
    <meta:document-statistic meta:page-count="1" meta:paragraph-count="1" meta:word-count="0" meta:character-count="3" meta:row-count="1" meta:non-whitespace-character-count="3"/>
  </office:meta>
</office:document-meta>
</file>